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287bf" officeooo:paragraph-rsid="000287bf"/>
    </style:style>
    <style:style style:name="P2" style:family="paragraph" style:parent-style-name="Standard">
      <style:paragraph-properties fo:text-align="center" style:justify-single-word="false"/>
      <style:text-properties style:text-line-through-style="none" style:text-line-through-type="none" style:text-position="0% 100%" officeooo:rsid="000287bf" officeooo:paragraph-rsid="000287bf"/>
    </style:style>
    <style:style style:name="P3" style:family="paragraph" style:parent-style-name="Standard">
      <style:text-properties officeooo:rsid="000287bf" officeooo:paragraph-rsid="000287bf"/>
    </style:style>
    <style:style style:name="P4" style:family="paragraph" style:parent-style-name="Standard">
      <style:text-properties officeooo:rsid="000287bf" officeooo:paragraph-rsid="00050503"/>
    </style:style>
    <style:style style:name="P5" style:family="paragraph" style:parent-style-name="Standard">
      <style:text-properties officeooo:rsid="00050503" officeooo:paragraph-rsid="00050503"/>
    </style:style>
    <style:style style:name="T1" style:family="text">
      <style:text-properties officeooo:rsid="00050503"/>
    </style:style>
    <style:style style:name="T2" style:family="text">
      <style:text-properties officeooo:rsid="000287b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itácora-Avance de proyecto</text:p>
      <text:p text:style-name="P1">Titulo de proyecto:Pagina web de mediateca.</text:p>
      <text:p text:style-name="P1">Jefes de proyecto:</text:p>
      <text:p text:style-name="P1"/>
      <text:p text:style-name="P1"><text:tab/>-Sandra Diego Ortiz</text:p>
      <text:p text:style-name="P1"><text:tab/>-Luis</text:p>
      <text:p text:style-name="P1"><text:tab/>-</text:p>
      <text:p text:style-name="P1"><text:tab/>-</text:p>
      <text:p text:style-name="P1">Integrantes:</text:p>
      <text:p text:style-name="P1"><text:tab/>-Sergio Katagiri Takao</text:p>
      <text:p text:style-name="P1"><text:tab/>-Isac Valencia Medina</text:p>
      <text:p text:style-name="P1"/>
      <text:p text:style-name="P1"/>
      <text:p text:style-name="P1">PRIMERA SESIÓN<text:tab/><text:tab/><text:tab/><text:tab/><text:tab/><text:tab/><text:tab/><text:tab/><text:tab/>Fecha:12/06/2017</text:p>
      <text:p text:style-name="P1"/>
      <text:p text:style-name="P1">Actividades:</text:p>
      <text:p text:style-name="P1"><text:tab/>-En esta primera sesion hubo una reunion en la que se trato el objetivo del proyecto, este objetivo es el rediseño de la pagina web de la mediateca, que sea intuitiva y amigable con el usuario y que se adapte a las tendencias de hoy en dia, tambien se dijo que la parte del sistema que administra la pagina debe cambiarse para un mejor funcionamiento y que al termino del rediseño de la pagina este sera la segunda fase del proyecto.</text:p>
      <text:p text:style-name="P1"/>
      <text:p text:style-name="P1"><text:tab/>-Conociendo ya los requerimientos del proyecto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%Completado:100</text:p>
      <text:p text:style-name="P1"/>
      <text:p text:style-name="P1"/>
      <text:p text:style-name="P1">Recursos:</text:p>
      <text:p text:style-name="P1"><text:tab/>-Equipo de computo con conexión a internet.</text:p>
      <text:p text:style-name="P1"><text:tab/>-Software de desarrollo:HTML5, Materialize. notepad ++, sublime text</text:p>
      <text:p text:style-name="P1"><text:tab/>-Github</text:p>
      <text:p text:style-name="P1"><text:tab/>-imágene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QUINTA SESIÓN<text:tab/><text:tab/><text:tab/><text:tab/><text:tab/><text:tab/><text:tab/><text:tab/><text:tab/>Fecha:19/06/2017</text:p>
      <text:p text:style-name="P5"/>
      <text:p text:style-name="P5">Actividades:</text:p>
      <text:p text:style-name="P5"><text:tab/>-Diseño inicial de la base de datos, edición de recursos multimedia, diseño inicial de sistema de formularios.</text:p>
      <text:p text:style-name="P5"/>
      <text:p text:style-name="P5"/>
      <text:p text:style-name="P5"/>
      <text:p text:style-name="P5"/>
      <text:p text:style-name="P5"/>
      <text:p text:style-name="P5">%completado:100%</text:p>
      <text:p text:style-name="P5"/>
      <text:p text:style-name="P5"/>
      <text:p text:style-name="P5"/>
      <text:p text:style-name="P5"/>
      <text:p text:style-name="P5"/>
      <text:p text:style-name="P5">Recursos:</text:p>
      <text:p text:style-name="P5"><text:span text:style-name="T2"><text:tab/>-Equipo de computo con conexión a internet.</text:span></text:p>
      <text:p text:style-name="P4"><text:tab/>-Software de desarrollo:HTML5, Materialize. notepad ++, sublime text</text:p>
      <text:p text:style-name="P4"><text:tab/>-Github</text:p>
      <text:p text:style-name="P4"><text:tab/>-imágenes</text:p>
      <text:p text:style-name="P4"><text:tab/>-<text:span text:style-name="T1">Audacity</text:span></text:p>
      <text:p text:style-name="P4"><text:tab/>-<text:span text:style-name="T1">Movie mak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4T10:18:14.573000000</meta:creation-date>
    <dc:date>2017-06-19T14:24:26.807000000</dc:date>
    <meta:editing-duration>PT3H42M39S</meta:editing-duration>
    <meta:editing-cycles>2</meta:editing-cycles>
    <meta:generator>LibreOffice/5.0.0.5$Windows_x86 LibreOffice_project/1b1a90865e348b492231e1c451437d7a15bb262b</meta:generator>
    <meta:document-statistic meta:table-count="0" meta:image-count="0" meta:object-count="0" meta:page-count="2" meta:paragraph-count="31" meta:word-count="178" meta:character-count="1203" meta:non-whitespace-character-count="1020"/>
  </office:meta>
</office:document-meta>
</file>